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91cm" draw:z-index="0" draw:style-name="gr1" svg:width="15.999cm" svg:height="8.999cm" svg:x="1.403cm" svg:y="0.389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.901">
            <text:p>2,90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0.506">
            <text:p>10,5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8.818">
            <text:p>28,81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61.948">
            <text:p>61,94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85.8">
            <text:p>85,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3.217">
            <text:p>3,2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23.725">
            <text:p>23,7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451.814">
            <text:p>451,8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051.008">
            <text:p>1051,00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903.404">
            <text:p>903,40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4.188">
            <text:p>4,1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42.609">
            <text:p>42,6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267.505">
            <text:p>267,50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86.436">
            <text:p>86,43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40.606">
            <text:p>140,60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3.168">
            <text:p>3,16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31.814">
            <text:p>31,8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475.053">
            <text:p>475,05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900.389">
            <text:p>900,38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109.805">
            <text:p>1109,80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.067">
            <text:p>3,0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0.282">
            <text:p>10,2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7:Hoja1.A47 Hoja1.B47:Hoja1.B51 Hoja1.A52:Hoja1.A52 Hoja1.B52:Hoja1.B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4.85">
            <text:p>34,8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70.643">
            <text:p>70,64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13.337">
            <text:p>113,3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2.983">
            <text:p>2,9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20.304">
            <text:p>20,3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62.818">
            <text:p>62,81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82.626">
            <text:p>82,62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207.479">
            <text:p>207,47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.946">
            <text:p>2,9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1.237">
            <text:p>11,2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1.412">
            <text:p>31,41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67.387">
            <text:p>67,38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10.828">
            <text:p>110,8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3.873">
            <text:p>3,8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5.565">
            <text:p>5,5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84.848">
            <text:p>84,84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20.664">
            <text:p>120,66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96.828">
            <text:p>96,8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2.832">
            <text:p>2,8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10.483">
            <text:p>10,4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0.378">
            <text:p>30,37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60.662">
            <text:p>60,66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81.706">
            <text:p>81,70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.736">
            <text:p>2,7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10.51">
            <text:p>10,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8.466">
            <text:p>28,46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60.487">
            <text:p>60,48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81.667">
            <text:p>81,66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.824">
            <text:p>2,8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10.525">
            <text:p>10,5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9.074">
            <text:p>29,07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60.57">
            <text:p>60,5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81.891">
            <text:p>81,89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2.709">
            <text:p>2,70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21.306">
            <text:p>21,3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1.741">
            <text:p>31,74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62.734">
            <text:p>62,73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91.028">
            <text:p>91,0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.385">
            <text:p>4,38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9.117">
            <text:p>9,1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68.013">
            <text:p>168,0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54.588">
            <text:p>154,58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70.797">
            <text:p>170,79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6" table:number-columns-repeated="9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.901">
            <text:p>2,901</text:p>
          </table:table-cell>
          <table:table-cell office:value-type="float" office:value="10">
            <text:p>10</text:p>
          </table:table-cell>
          <table:table-cell office:value-type="float" office:value="2.736">
            <text:p>2,736</text:p>
          </table:table-cell>
          <table:table-cell office:value-type="float" office:value="11">
            <text:p>11</text:p>
          </table:table-cell>
          <table:table-cell office:value-type="float" office:value="2.824">
            <text:p>2,82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.506">
            <text:p>10,506</text:p>
          </table:table-cell>
          <table:table-cell office:value-type="float" office:value="10">
            <text:p>10</text:p>
          </table:table-cell>
          <table:table-cell office:value-type="float" office:value="10.51">
            <text:p>10,51</text:p>
          </table:table-cell>
          <table:table-cell office:value-type="float" office:value="11">
            <text:p>11</text:p>
          </table:table-cell>
          <table:table-cell office:value-type="float" office:value="10.525">
            <text:p>10,52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8.818">
            <text:p>28,818</text:p>
          </table:table-cell>
          <table:table-cell office:value-type="float" office:value="10">
            <text:p>10</text:p>
          </table:table-cell>
          <table:table-cell office:value-type="float" office:value="28.466">
            <text:p>28,466</text:p>
          </table:table-cell>
          <table:table-cell office:value-type="float" office:value="11">
            <text:p>11</text:p>
          </table:table-cell>
          <table:table-cell office:value-type="float" office:value="29.074">
            <text:p>29,07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61.948">
            <text:p>61,948</text:p>
          </table:table-cell>
          <table:table-cell office:value-type="float" office:value="10">
            <text:p>10</text:p>
          </table:table-cell>
          <table:table-cell office:value-type="float" office:value="60.487">
            <text:p>60,487</text:p>
          </table:table-cell>
          <table:table-cell office:value-type="float" office:value="11">
            <text:p>11</text:p>
          </table:table-cell>
          <table:table-cell office:value-type="float" office:value="60.57">
            <text:p>60,5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85.8">
            <text:p>85,8</text:p>
          </table:table-cell>
          <table:table-cell office:value-type="float" office:value="10">
            <text:p>10</text:p>
          </table:table-cell>
          <table:table-cell office:value-type="float" office:value="81.667">
            <text:p>81,667</text:p>
          </table:table-cell>
          <table:table-cell office:value-type="float" office:value="11">
            <text:p>11</text:p>
          </table:table-cell>
          <table:table-cell office:value-type="float" office:value="81.891">
            <text:p>81,891</text:p>
          </table:table-cell>
        </table:table-row>
        <table:table-row table:style-name="ro1">
          <table:table-cell table:number-columns-repeated="6"/>
          <table:table-cell office:value-type="string">
            <text:p>SI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06:54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06:54:36</dc:date>
    <dc:creator>Maria Andrea</dc:creator>
    <meta:editing-duration>PT3H24M18S</meta:editing-duration>
    <meta:editing-cycles>9</meta:editing-cycles>
    <meta:generator>LibreOffice/3.3$Linux LibreOffice_project/330m19$Build-401</meta:generator>
    <meta:document-statistic meta:table-count="3" meta:cell-count="6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15</text:p>
        </chart:title>
        <chart:subtitle svg:x="7.316cm" svg:y="0.776cm" chart:style-name="ch3">
          <text:p>usa tech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068cm" svg:y="1.285cm" svg:width="12.717cm" svg:height="6.546cm">
          <chartooo:coordinate-region svg:x="3.06cm" svg:y="1.485cm" svg:width="11.538cm" svg:height="5.699cm"/>
          <chart:axis chart:dimension="x" chart:name="primary-x" chart:style-name="ch6">
            <chart:title svg:x="7.086cm" svg:y="8.011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188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2.901">
                <text:p>2.901</text:p>
                <draw:g>
                  <svg:desc>Hoja1.B2:Hoja1.B6</svg:desc>
                </draw:g>
              </table:table-cell>
              <table:table-cell office:value-type="float" office:value="3.217">
                <text:p>3.217</text:p>
                <draw:g>
                  <svg:desc>Hoja1.B7:Hoja1.B11</svg:desc>
                </draw:g>
              </table:table-cell>
              <table:table-cell office:value-type="float" office:value="4.188">
                <text:p>4.188</text:p>
                <draw:g>
                  <svg:desc>Hoja1.B12:Hoja1.B16</svg:desc>
                </draw:g>
              </table:table-cell>
              <table:table-cell office:value-type="float" office:value="3.168">
                <text:p>3.168</text:p>
                <draw:g>
                  <svg:desc>Hoja1.B17:Hoja1.B21</svg:desc>
                </draw:g>
              </table:table-cell>
              <table:table-cell office:value-type="float" office:value="3.067">
                <text:p>3.067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06">
                <text:p>10.506</text:p>
              </table:table-cell>
              <table:table-cell office:value-type="float" office:value="23.725">
                <text:p>23.725</text:p>
              </table:table-cell>
              <table:table-cell office:value-type="float" office:value="42.609">
                <text:p>42.609</text:p>
              </table:table-cell>
              <table:table-cell office:value-type="float" office:value="31.814">
                <text:p>31.814</text:p>
              </table:table-cell>
              <table:table-cell office:value-type="float" office:value="10.282">
                <text:p>10.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818">
                <text:p>28.818</text:p>
              </table:table-cell>
              <table:table-cell office:value-type="float" office:value="451.814">
                <text:p>451.814</text:p>
              </table:table-cell>
              <table:table-cell office:value-type="float" office:value="267.505">
                <text:p>267.505</text:p>
              </table:table-cell>
              <table:table-cell office:value-type="float" office:value="475.053">
                <text:p>475.053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.948">
                <text:p>61.948</text:p>
              </table:table-cell>
              <table:table-cell office:value-type="float" office:value="1051.008">
                <text:p>1051.008</text:p>
              </table:table-cell>
              <table:table-cell office:value-type="float" office:value="86.436">
                <text:p>86.436</text:p>
              </table:table-cell>
              <table:table-cell office:value-type="float" office:value="900.389">
                <text:p>900.389</text:p>
              </table:table-cell>
              <table:table-cell office:value-type="float" office:value="70.643">
                <text:p>70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8">
                <text:p>85.8</text:p>
              </table:table-cell>
              <table:table-cell office:value-type="float" office:value="903.404">
                <text:p>903.404</text:p>
              </table:table-cell>
              <table:table-cell office:value-type="float" office:value="140.606">
                <text:p>140.606</text:p>
              </table:table-cell>
              <table:table-cell office:value-type="float" office:value="1109.805">
                <text:p>1109.805</text:p>
              </table:table-cell>
              <table:table-cell office:value-type="float" office:value="113.337">
                <text:p>113.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5</text:p>
        </chart:title>
        <chart:subtitle svg:x="7.414cm" svg:y="0.694cm" chart:style-name="ch3">
          <text:p>usa tech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256cm" svg:y="1.277cm" svg:width="12.086cm" svg:height="6.559cm">
          <chartooo:coordinate-region svg:x="3.063cm" svg:y="1.477cm" svg:width="11.092cm" svg:height="5.712cm"/>
          <chart:axis chart:dimension="x" chart:name="primary-x" chart:style-name="ch6">
            <chart:title svg:x="6.959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6cm" svg:y="5.896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2.983">
                <text:p>2.983</text:p>
                <draw:g>
                  <svg:desc>Hoja1.B27:Hoja1.B31</svg:desc>
                </draw:g>
              </table:table-cell>
              <table:table-cell office:value-type="float" office:value="2.946">
                <text:p>2.946</text:p>
                <draw:g>
                  <svg:desc>Hoja1.B32:Hoja1.B36</svg:desc>
                </draw:g>
              </table:table-cell>
              <table:table-cell office:value-type="float" office:value="3.873">
                <text:p>3.873</text:p>
                <draw:g>
                  <svg:desc>Hoja1.B37:Hoja1.B41</svg:desc>
                </draw:g>
              </table:table-cell>
              <table:table-cell office:value-type="float" office:value="2.832">
                <text:p>2.832</text:p>
                <draw:g>
                  <svg:desc>Hoja1.B42:Hoja1.B46</svg:desc>
                </draw:g>
              </table:table-cell>
              <table:table-cell office:value-type="float" office:value="2.736">
                <text:p>2.736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04">
                <text:p>20.304</text:p>
              </table:table-cell>
              <table:table-cell office:value-type="float" office:value="11.237">
                <text:p>11.237</text:p>
              </table:table-cell>
              <table:table-cell office:value-type="float" office:value="5.565">
                <text:p>5.565</text:p>
              </table:table-cell>
              <table:table-cell office:value-type="float" office:value="10.483">
                <text:p>10.483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818">
                <text:p>62.818</text:p>
              </table:table-cell>
              <table:table-cell office:value-type="float" office:value="31.412">
                <text:p>31.412</text:p>
              </table:table-cell>
              <table:table-cell office:value-type="float" office:value="84.848">
                <text:p>84.848</text:p>
              </table:table-cell>
              <table:table-cell office:value-type="float" office:value="30.378">
                <text:p>30.378</text:p>
              </table:table-cell>
              <table:table-cell office:value-type="float" office:value="28.466">
                <text:p>28.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.626">
                <text:p>82.626</text:p>
              </table:table-cell>
              <table:table-cell office:value-type="float" office:value="67.387">
                <text:p>67.387</text:p>
              </table:table-cell>
              <table:table-cell office:value-type="float" office:value="120.664">
                <text:p>120.664</text:p>
              </table:table-cell>
              <table:table-cell office:value-type="float" office:value="60.662">
                <text:p>60.662</text:p>
              </table:table-cell>
              <table:table-cell office:value-type="float" office:value="60.487">
                <text:p>60.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.479">
                <text:p>207.479</text:p>
              </table:table-cell>
              <table:table-cell office:value-type="float" office:value="110.828">
                <text:p>110.828</text:p>
              </table:table-cell>
              <table:table-cell office:value-type="float" office:value="96.828">
                <text:p>96.828</text:p>
              </table:table-cell>
              <table:table-cell office:value-type="float" office:value="81.706">
                <text:p>81.706</text:p>
              </table:table-cell>
              <table:table-cell office:value-type="float" office:value="81.667">
                <text:p>81.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15</text:p>
        </chart:title>
        <chart:subtitle svg:x="7.316cm" svg:y="0.798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257cm" svg:y="1.383cm" svg:width="12.529cm" svg:height="6.453cm">
          <chartooo:coordinate-region svg:x="3.064cm" svg:y="1.583cm" svg:width="11.535cm" svg:height="5.606cm"/>
          <chart:axis chart:dimension="x" chart:name="primary-x" chart:style-name="ch6">
            <chart:title svg:x="7.181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7cm" svg:y="5.94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2.824">
                <text:p>2.824</text:p>
                <draw:g>
                  <svg:desc>Hoja1.B52:Hoja1.B56</svg:desc>
                </draw:g>
              </table:table-cell>
              <table:table-cell office:value-type="float" office:value="2.709">
                <text:p>2.709</text:p>
                <draw:g>
                  <svg:desc>Hoja1.B57:Hoja1.B61</svg:desc>
                </draw:g>
              </table:table-cell>
              <table:table-cell office:value-type="float" office:value="4.385">
                <text:p>4.385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25">
                <text:p>10.525</text:p>
              </table:table-cell>
              <table:table-cell office:value-type="float" office:value="21.306">
                <text:p>21.306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074">
                <text:p>29.074</text:p>
              </table:table-cell>
              <table:table-cell office:value-type="float" office:value="31.741">
                <text:p>31.741</text:p>
              </table:table-cell>
              <table:table-cell office:value-type="float" office:value="168.013">
                <text:p>168.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57">
                <text:p>60.57</text:p>
              </table:table-cell>
              <table:table-cell office:value-type="float" office:value="62.734">
                <text:p>62.734</text:p>
              </table:table-cell>
              <table:table-cell office:value-type="float" office:value="154.588">
                <text:p>154.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891">
                <text:p>81.891</text:p>
              </table:table-cell>
              <table:table-cell office:value-type="float" office:value="91.028">
                <text:p>91.028</text:p>
              </table:table-cell>
              <table:table-cell office:value-type="float" office:value="170.797">
                <text:p>170.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15</text:p>
        </chart:title>
        <chart:subtitle svg:x="7.316cm" svg:y="0.776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7:Hoja1.A47 Hoja1.B47:Hoja1.B56 Hoja1.A52:Hoja1.A52" chart:data-source-has-labels="both" svg:x="2.068cm" svg:y="1.303cm" svg:width="12.66cm" svg:height="6.532cm">
          <chartooo:coordinate-region svg:x="2.875cm" svg:y="1.503cm" svg:width="11.666cm" svg:height="5.685cm"/>
          <chart:axis chart:dimension="x" chart:name="primary-x" chart:style-name="ch6">
            <chart:title svg:x="7.058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188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7:Hoja1.B51" chart:label-cell-address="Hoja1.A47:Hoja1.A47" chart:class="chart:line">
            <chart:data-point chart:repeated="5"/>
          </chart:series>
          <chart:series chart:style-name="ch12" chart:values-cell-range-address="Hoja1.B52:Hoja1.B56" chart:label-cell-address="Hoja1.A52:Hoja1.A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2.901">
                <text:p>2.901</text:p>
                <draw:g>
                  <svg:desc>Hoja1.B2:Hoja1.B6</svg:desc>
                </draw:g>
              </table:table-cell>
              <table:table-cell office:value-type="float" office:value="2.736">
                <text:p>2.736</text:p>
                <draw:g>
                  <svg:desc>Hoja1.B47:Hoja1.B51</svg:desc>
                </draw:g>
              </table:table-cell>
              <table:table-cell office:value-type="float" office:value="2.824">
                <text:p>2.824</text:p>
                <draw:g>
                  <svg:desc>Hoja1.B52:Hoja1.B5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06">
                <text:p>10.506</text:p>
              </table:table-cell>
              <table:table-cell office:value-type="float" office:value="10.51">
                <text:p>10.51</text:p>
              </table:table-cell>
              <table:table-cell office:value-type="float" office:value="10.525">
                <text:p>10.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818">
                <text:p>28.818</text:p>
              </table:table-cell>
              <table:table-cell office:value-type="float" office:value="28.466">
                <text:p>28.466</text:p>
              </table:table-cell>
              <table:table-cell office:value-type="float" office:value="29.074">
                <text:p>29.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.948">
                <text:p>61.948</text:p>
              </table:table-cell>
              <table:table-cell office:value-type="float" office:value="60.487">
                <text:p>60.487</text:p>
              </table:table-cell>
              <table:table-cell office:value-type="float" office:value="60.57">
                <text:p>6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8">
                <text:p>85.8</text:p>
              </table:table-cell>
              <table:table-cell office:value-type="float" office:value="81.667">
                <text:p>81.667</text:p>
              </table:table-cell>
              <table:table-cell office:value-type="float" office:value="81.891">
                <text:p>81.8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